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rühe Einhändige Feuerwaffen" table:style-name="ta1">
        <table:table-column table:style-name="co1" table:default-cell-style-name="ce4"/>
        <table:table-column table:style-name="co1" table:number-columns-repeated="7" table:default-cell-style-name="ce5"/>
        <table:table-column table:style-name="co1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haden</text:p>
          </table:table-cell>
          <table:table-cell table:style-name="ce1" office:value-type="string" calcext:value-type="string">
            <text:p><text:a xlink:href="http://prd.5footstep.de/Grundregelwerk/Ausruestung/Waffen/Waffeneigenschaften#Kritischer-Treffer" xlink:type="simple">Kritischer Treffer</text:a></text:p>
          </table:table-cell>
          <table:table-cell table:style-name="ce1" office:value-type="string" calcext:value-type="string">
            <text:p><text:a xlink:href="http://prd.5footstep.de/Grundregelwerk/Ausruestung#Grundreichweite" xlink:type="simple">Grundreichweite</text:a></text:p>
          </table:table-cell>
          <table:table-cell table:style-name="ce1" office:value-type="string" calcext:value-type="string">
            <text:p><text:a xlink:href="http://prd.5footstep.de/AusbauregelnIIKampf/Kampfmeistern/Feuerwaffen/Feuerwaffenregeln#Fehlzündungen" xlink:type="simple">Fehlzündung</text:a></text:p>
          </table:table-cell>
          <table:table-cell table:style-name="ce1" office:value-type="string" calcext:value-type="string">
            <text:p><text:a xlink:href="http://prd.5footstep.de/AusbauregelnIIKampf/Kampfmeistern/Feuerwaffen/Feuerwaffenregeln#Kapazität" xlink:type="simple">Kapazität</text:a></text:p>
          </table:table-cell>
          <table:table-cell table:style-name="ce1" office:value-type="string" calcext:value-type="string">
            <text:p><text:a xlink:href="http://prd.5footstep.de/Grundregelwerk/Ausruestung#Gewicht" xlink:type="simple">Gewicht</text:a></text:p>
          </table:table-cell>
          <table:table-cell table:style-name="ce1" office:value-type="string" calcext:value-type="string">
            <text:p><text:a xlink:href="http://prd.5footstep.de/Grundregelwerk/Ausruestung#Art" xlink:type="simple">Art</text:a></text:p>
          </table:table-cell>
          <table:table-cell table:style-name="ce1" office:value-type="string" calcext:value-type="string">
            <text:p><text:a xlink:href="http://prd.5footstep.de/Grundregelwerk/Ausruestung/Waffen/Waffeneigenschaften#Speziell" xlink:type="simple">Speziell</text:a></text:p>
          </table:table-cell>
        </table:table-row>
        <table:table-row table:style-name="ro1">
          <table:table-cell office:value-type="string" calcext:value-type="string">
            <text:p><text:a xlink:href="http://prd.5footstep.de/AusbauregelnIIKampf/Ausruestung/Buendelrevolver" xlink:type="simple">Bündelrevolver</text:a></text:p>
          </table:table-cell>
          <table:table-cell office:value-type="string" calcext:value-type="string">
            <text:p>1W8</text:p>
          </table:table-cell>
          <table:table-cell office:value-type="string" calcext:value-type="string">
            <text:p>×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2 (1,50 m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 und 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a xlink:href="http://prd.5footstep.de/AusbauregelnIIKampf/Ausruestung/Dolchpistole" xlink:type="simple">Dolchpistole</text:a></text:p>
          </table:table-cell>
          <table:table-cell office:value-type="string" calcext:value-type="string">
            <text:p>1W4</text:p>
          </table:table-cell>
          <table:table-cell office:value-type="string" calcext:value-type="string">
            <text:p>×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(1,50 m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 und 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a xlink:href="http://prd.5footstep.de/AusbauregelnIIKampf/Ausruestung/DoppellaeufigePistole" xlink:type="simple">Doppelläufige Pistole</text:a></text:p>
          </table:table-cell>
          <table:table-cell office:value-type="string" calcext:value-type="string">
            <text:p>1W8</text:p>
          </table:table-cell>
          <table:table-cell office:value-type="string" calcext:value-type="string">
            <text:p>×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2 (1,50 m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 und 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a xlink:href="http://prd.5footstep.de/AusbauregelnIIKampf/Ausruestung/Drachenpistole" xlink:type="simple">Drachenpistole</text:a></text:p>
          </table:table-cell>
          <table:table-cell office:value-type="string" calcext:value-type="string">
            <text:p>1W6</text:p>
          </table:table-cell>
          <table:table-cell office:value-type="string" calcext:value-type="string">
            <text:p>×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2 (1,50 m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 und W</text:p>
          </table:table-cell>
          <table:table-cell office:value-type="string" calcext:value-type="string">
            <text:p><text:a xlink:href="http://prd.5footstep.de/AusbauregelnIIKampf/Kampfmeistern/Feuerwaffen/Feuerwaffenbeschreibungen#Streuwaffen" xlink:type="simple">Streuwaffe</text:a></text:p>
          </table:table-cell>
        </table:table-row>
        <table:table-row table:style-name="ro1">
          <table:table-cell office:value-type="string" calcext:value-type="string">
            <text:p><text:a xlink:href="http://prd.5footstep.de/AusbauregelnIIKampf/Ausruestung/Mantelpistole" xlink:type="simple">Mantelpistole</text:a></text:p>
          </table:table-cell>
          <table:table-cell office:value-type="string" calcext:value-type="string">
            <text:p>1W4</text:p>
          </table:table-cell>
          <table:table-cell office:value-type="string" calcext:value-type="string">
            <text:p>×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(1,50 m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 und 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a xlink:href="http://prd.5footstep.de/AusbauregelnIIKampf/Ausruestung/Pistole" xlink:type="simple">Pistole</text:a></text:p>
          </table:table-cell>
          <table:table-cell office:value-type="string" calcext:value-type="string">
            <text:p>1W8</text:p>
          </table:table-cell>
          <table:table-cell office:value-type="string" calcext:value-type="string">
            <text:p>×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(1,50 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 und 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a xlink:href="http://prd.5footstep.de/AusbauregelnIIKampf/Ausruestung/Stockdegenpistole" xlink:type="simple">Stockdegenpistole</text:a></text:p>
          </table:table-cell>
          <table:table-cell office:value-type="string" calcext:value-type="string">
            <text:p>1W4</text:p>
          </table:table-cell>
          <table:table-cell office:value-type="string" calcext:value-type="string">
            <text:p>×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(1,50 m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 und 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a xlink:href="http://prd.5footstep.de/AusbauregelnIIKampf/Ausruestung/Tartschenpistole" xlink:type="simple">Tartschenpistole</text:a></text:p>
          </table:table-cell>
          <table:table-cell office:value-type="string" calcext:value-type="string">
            <text:p>1W6</text:p>
          </table:table-cell>
          <table:table-cell office:value-type="string" calcext:value-type="string">
            <text:p>×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(1,50 m)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 und W</text:p>
          </table:table-cell>
          <table:table-cell office:value-type="string" calcext:value-type="string">
            <text:p>-</text:p>
          </table:table-cell>
        </table:table-row>
        <table:named-expressions>
          <table:named-expression table:name="ausbauregelniikampf.ausruestung.axtmuskete" table:base-cell-address="$'Frühe Einhändige Feuerwaffen'.$A$25" table:expression="#REF!"/>
          <table:named-expression table:name="ausbauregelniikampf.ausruestung.buendelgewehr" table:base-cell-address="$'Frühe Einhändige Feuerwaffen'.$A$36" table:expression="#REF!"/>
          <table:named-range table:name="ausbauregelniikampf.ausruestung.buendelrevolver" table:base-cell-address="$'Frühe Einhändige Feuerwaffen'.$A$16" table:cell-range-address="$'Frühe Einhändige Feuerwaffen'.$A$2"/>
          <table:named-range table:name="ausbauregelniikampf.ausruestung.dolchpistole" table:base-cell-address="$'Frühe Einhändige Feuerwaffen'.$A$17" table:cell-range-address="$'Frühe Einhändige Feuerwaffen'.$A$3"/>
          <table:named-expression table:name="ausbauregelniikampf.ausruestung.donnerbuechse" table:base-cell-address="$'Frühe Einhändige Feuerwaffen'.$A$26" table:expression="#REF!"/>
          <table:named-expression table:name="ausbauregelniikampf.ausruestung.doppelhakenbuechse" table:base-cell-address="$'Frühe Einhändige Feuerwaffen'.$A$27" table:expression="#REF!"/>
          <table:named-expression table:name="ausbauregelniikampf.ausruestung.doppellaeufigeflinte" table:base-cell-address="$'Frühe Einhändige Feuerwaffen'.$A$39" table:expression="#REF!"/>
          <table:named-expression table:name="ausbauregelniikampf.ausruestung.doppellaeufigemuskete" table:base-cell-address="$'Frühe Einhändige Feuerwaffen'.$A$28" table:expression="#REF!"/>
          <table:named-range table:name="ausbauregelniikampf.ausruestung.doppellaeufigepistole" table:base-cell-address="$'Frühe Einhändige Feuerwaffen'.$A$18" table:cell-range-address="$'Frühe Einhändige Feuerwaffen'.$A$4"/>
          <table:named-range table:name="ausbauregelniikampf.ausruestung.drachenpistole" table:base-cell-address="$'Frühe Einhändige Feuerwaffen'.$A$19" table:cell-range-address="$'Frühe Einhändige Feuerwaffen'.$A$5"/>
          <table:named-expression table:name="ausbauregelniikampf.ausruestung.feuerlanze" table:base-cell-address="$'Frühe Einhändige Feuerwaffen'.$A$29" table:expression="#REF!"/>
          <table:named-expression table:name="ausbauregelniikampf.ausruestung.flinte" table:base-cell-address="$'Frühe Einhändige Feuerwaffen'.$A$37" table:expression="#REF!"/>
          <table:named-expression table:name="ausbauregelniikampf.ausruestung.gewehr" table:base-cell-address="$'Frühe Einhändige Feuerwaffen'.$A$38" table:expression="#REF!"/>
          <table:named-expression table:name="ausbauregelniikampf.ausruestung.kalverine" table:base-cell-address="$'Frühe Einhändige Feuerwaffen'.$A$30" table:expression="#REF!"/>
          <table:named-expression table:name="ausbauregelniikampf.ausruestung.kriegshammermuskete" table:base-cell-address="$'Frühe Einhändige Feuerwaffen'.$A$31" table:expression="#REF!"/>
          <table:named-range table:name="ausbauregelniikampf.ausruestung.mantelpistole" table:base-cell-address="$'Frühe Einhändige Feuerwaffen'.$A$20" table:cell-range-address="$'Frühe Einhändige Feuerwaffen'.$A$6"/>
          <table:named-expression table:name="ausbauregelniikampf.ausruestung.muskete" table:base-cell-address="$'Frühe Einhändige Feuerwaffen'.$A$32" table:expression="#REF!"/>
          <table:named-range table:name="ausbauregelniikampf.ausruestung.pistole" table:base-cell-address="$'Frühe Einhändige Feuerwaffen'.$A$21" table:cell-range-address="$'Frühe Einhändige Feuerwaffen'.$A$7"/>
          <table:named-expression table:name="ausbauregelniikampf.ausruestung.revolver" table:base-cell-address="$'Frühe Einhändige Feuerwaffen'.$A$34" table:expression="#REF!"/>
          <table:named-range table:name="ausbauregelniikampf.ausruestung.stockdegenpistole" table:base-cell-address="$'Frühe Einhändige Feuerwaffen'.$A$22" table:cell-range-address="$'Frühe Einhändige Feuerwaffen'.$A$8"/>
          <table:named-range table:name="ausbauregelniikampf.ausruestung.tartschenpistole" table:base-cell-address="$'Frühe Einhändige Feuerwaffen'.$A$23" table:cell-range-address="$'Frühe Einhändige Feuerwaffen'.$A$9"/>
          <table:named-expression table:name="expertenregeln.ausruestung.caestus" table:base-cell-address="$'Frühe Einhändige Feuerwaffen'.$A$2" table:expression="#REF!"/>
          <table:named-expression table:name="expertenregeln.ausruestung.holzpflock" table:base-cell-address="$'Frühe Einhändige Feuerwaffen'.$A$4" table:expression="#REF!"/>
          <table:named-expression table:name="expertenregeln.ausruestung.schlagring" table:base-cell-address="$'Frühe Einhändige Feuerwaffen'.$A$7" table:expression="#REF!"/>
          <table:named-expression table:name="expertenregeln.ausruestung.streitsprengel" table:base-cell-address="$'Frühe Einhändige Feuerwaffen'.$A$11" table:expression="#REF!"/>
          <table:named-range table:name="ftnd1" table:base-cell-address="$'Frühe Einhändige Feuerwaffen'.$I$14" table:cell-range-address="$'Frühe Einhändige Feuerwaffen'.$G$1"/>
          <table:named-range table:name="ftnd2" table:base-cell-address="$'Frühe Einhändige Feuerwaffen'.$J$14" table:cell-range-address="$'Frühe Einhändige Feuerwaffen'.$H$1"/>
          <table:named-expression table:name="grundregelwerk.ausruestung.panzerhandschuh" table:base-cell-address="$'Frühe Einhändige Feuerwaffen'.$A$6" table:expression="#REF!"/>
          <table:named-expression table:name="grundregelwerk.ausruestung.sichel" table:base-cell-address="$'Frühe Einhändige Feuerwaffen'.$A$8" table:expression="#REF!"/>
          <table:named-expression table:name="grundregelwerk.ausruestung.stachelhandschuh" table:base-cell-address="$'Frühe Einhändige Feuerwaffen'.$A$9" table:expression="#REF!"/>
          <table:named-expression table:name="grundregelwerk.ausruestung.stossdolch" table:base-cell-address="$'Frühe Einhändige Feuerwaffen'.$A$10" table:expression="#REF!"/>
          <table:named-expression table:name="grundregelwerk.ausruestung.streitkolben" table:base-cell-address="$'Frühe Einhändige Feuerwaffen'.$A$5" table:expression="#REF!"/>
          <table:named-expression table:name="grundregelwerk.ausruestung.waffen.waffeneigenschaften" table:base-cell-address="$'Frühe Einhändige Feuerwaffen'.$I$2" table:expression="#REF!"/>
        </table:named-expressions>
      </table:table>
      <table:table table:name="Frühe Zweihändige Feuerwaffen" table:style-name="ta1">
        <table:table-column table:style-name="co1" table:default-cell-style-name="ce4"/>
        <table:table-column table:style-name="co1" table:number-columns-repeated="7" table:default-cell-style-name="ce5"/>
        <table:table-column table:style-name="co1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haden</text:p>
          </table:table-cell>
          <table:table-cell table:style-name="ce1" office:value-type="string" calcext:value-type="string">
            <text:p><text:a xlink:href="http://prd.5footstep.de/Grundregelwerk/Ausruestung/Waffen/Waffeneigenschaften#Kritischer-Treffer" xlink:type="simple">Kritischer Treffer</text:a></text:p>
          </table:table-cell>
          <table:table-cell table:style-name="ce1" office:value-type="string" calcext:value-type="string">
            <text:p><text:a xlink:href="http://prd.5footstep.de/Grundregelwerk/Ausruestung#Grundreichweite" xlink:type="simple">Grundreichweite</text:a></text:p>
          </table:table-cell>
          <table:table-cell table:style-name="ce1" office:value-type="string" calcext:value-type="string">
            <text:p><text:a xlink:href="http://prd.5footstep.de/AusbauregelnIIKampf/Kampfmeistern/Feuerwaffen/Feuerwaffenregeln#Fehlzündungen" xlink:type="simple">Fehlzündung</text:a></text:p>
          </table:table-cell>
          <table:table-cell table:style-name="ce1" office:value-type="string" calcext:value-type="string">
            <text:p><text:a xlink:href="http://prd.5footstep.de/AusbauregelnIIKampf/Kampfmeistern/Feuerwaffen/Feuerwaffenregeln#Kapazität" xlink:type="simple">Kapazität</text:a></text:p>
          </table:table-cell>
          <table:table-cell table:style-name="ce1" office:value-type="string" calcext:value-type="string">
            <text:p><text:a xlink:href="http://prd.5footstep.de/Grundregelwerk/Ausruestung#Gewicht" xlink:type="simple">Gewicht</text:a></text:p>
          </table:table-cell>
          <table:table-cell table:style-name="ce1" office:value-type="string" calcext:value-type="string">
            <text:p><text:a xlink:href="http://prd.5footstep.de/Grundregelwerk/Ausruestung#Art" xlink:type="simple">Art</text:a></text:p>
          </table:table-cell>
          <table:table-cell table:style-name="ce1" office:value-type="string" calcext:value-type="string">
            <text:p><text:a xlink:href="http://prd.5footstep.de/Grundregelwerk/Ausruestung/Waffen/Waffeneigenschaften#Speziell" xlink:type="simple">Speziell</text:a></text:p>
          </table:table-cell>
        </table:table-row>
        <table:table-row table:style-name="ro1">
          <table:table-cell office:value-type="string" calcext:value-type="string">
            <text:p><text:a xlink:href="http://prd.5footstep.de/AusbauregelnIIKampf/Ausruestung/Axtmuskete" xlink:type="simple">Axtmuskete</text:a></text:p>
          </table:table-cell>
          <table:table-cell office:value-type="string" calcext:value-type="string">
            <text:p>1W8</text:p>
          </table:table-cell>
          <table:table-cell office:value-type="string" calcext:value-type="string">
            <text:p>×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2 (1,50 m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 und 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a xlink:href="http://prd.5footstep.de/AusbauregelnIIKampf/Ausruestung/Donnerbuechse" xlink:type="simple">Donnerbüchse</text:a></text:p>
          </table:table-cell>
          <table:table-cell office:value-type="string" calcext:value-type="string">
            <text:p>1W8</text:p>
          </table:table-cell>
          <table:table-cell office:value-type="string" calcext:value-type="string">
            <text:p>×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2 (3 m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 und W</text:p>
          </table:table-cell>
          <table:table-cell office:value-type="string" calcext:value-type="string">
            <text:p><text:a xlink:href="http://prd.5footstep.de/AusbauregelnIIKampf/Kampfmeistern/Feuerwaffen/Feuerwaffenbeschreibungen#Streuwaffen" xlink:type="simple">Streuwaffe</text:a></text:p>
          </table:table-cell>
        </table:table-row>
        <table:table-row table:style-name="ro1">
          <table:table-cell office:value-type="string" calcext:value-type="string">
            <text:p><text:a xlink:href="http://prd.5footstep.de/AusbauregelnIIKampf/Ausruestung/Doppelhakenbuechse" xlink:type="simple">Doppelhakenbüchse</text:a></text:p>
          </table:table-cell>
          <table:table-cell office:value-type="string" calcext:value-type="string">
            <text:p>2W12</text:p>
          </table:table-cell>
          <table:table-cell office:value-type="string" calcext:value-type="string">
            <text:p>×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-2 (1,50 m)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 und 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a xlink:href="http://prd.5footstep.de/AusbauregelnIIKampf/Ausruestung/DoppellaeufigeMuskete" xlink:type="simple">Doppelläufige Muskete</text:a></text:p>
          </table:table-cell>
          <table:table-cell office:value-type="string" calcext:value-type="string">
            <text:p>1W12</text:p>
          </table:table-cell>
          <table:table-cell office:value-type="string" calcext:value-type="string">
            <text:p>×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3 (1,50 m)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 und 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a xlink:href="http://prd.5footstep.de/AusbauregelnIIKampf/Ausruestung/Feuerlanze" xlink:type="simple">Feuerlanze</text:a></text:p>
          </table:table-cell>
          <table:table-cell office:value-type="string" calcext:value-type="string">
            <text:p>1W6</text:p>
          </table:table-cell>
          <table:table-cell office:value-type="string" calcext:value-type="string">
            <text:p>×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-4 (1,50 m)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a xlink:href="http://prd.5footstep.de/AusbauregelnIIKampf/Ausruestung/Kalverine" xlink:type="simple">Kalverine</text:a></text:p>
          </table:table-cell>
          <table:table-cell office:value-type="string" calcext:value-type="string">
            <text:p>2W8</text:p>
          </table:table-cell>
          <table:table-cell office:value-type="string" calcext:value-type="string">
            <text:p>×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 (3 m)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 und W</text:p>
          </table:table-cell>
          <table:table-cell office:value-type="string" calcext:value-type="string">
            <text:p><text:a xlink:href="http://prd.5footstep.de/AusbauregelnIIKampf/Kampfmeistern/Feuerwaffen/Feuerwaffenbeschreibungen#Streuwaffen" xlink:type="simple">Streuwaffe</text:a></text:p>
          </table:table-cell>
        </table:table-row>
        <table:table-row table:style-name="ro1">
          <table:table-cell office:value-type="string" calcext:value-type="string">
            <text:p><text:a xlink:href="http://prd.5footstep.de/AusbauregelnIIKampf/Ausruestung/Kriegshammermuskete" xlink:type="simple">Kriegshammermuskete</text:a></text:p>
          </table:table-cell>
          <table:table-cell office:value-type="string" calcext:value-type="string">
            <text:p>1W8</text:p>
          </table:table-cell>
          <table:table-cell office:value-type="string" calcext:value-type="string">
            <text:p>×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-2 (1,50 m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 und 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a xlink:href="http://prd.5footstep.de/AusbauregelnIIKampf/Ausruestung/Muskete" xlink:type="simple">Muskete</text:a></text:p>
          </table:table-cell>
          <table:table-cell office:value-type="string" calcext:value-type="string">
            <text:p>1W12</text:p>
          </table:table-cell>
          <table:table-cell office:value-type="string" calcext:value-type="string">
            <text:p>×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-2 (1,50 m)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 und W</text:p>
          </table:table-cell>
          <table:table-cell office:value-type="string" calcext:value-type="string">
            <text:p>-</text:p>
          </table:table-cell>
        </table:table-row>
        <table:named-expressions>
          <table:named-range table:name="ausbauregelniikampf.ausruestung.axtmuskete" table:base-cell-address="$'Frühe Zweihändige Feuerwaffen'.$A$25" table:cell-range-address="$'Frühe Zweihändige Feuerwaffen'.$A$2"/>
          <table:named-expression table:name="ausbauregelniikampf.ausruestung.buendelgewehr" table:base-cell-address="$'Frühe Zweihändige Feuerwaffen'.$A$36" table:expression="#REF!"/>
          <table:named-expression table:name="ausbauregelniikampf.ausruestung.buendelrevolver" table:base-cell-address="$'Frühe Zweihändige Feuerwaffen'.$A$16" table:expression="#REF!"/>
          <table:named-expression table:name="ausbauregelniikampf.ausruestung.dolchpistole" table:base-cell-address="$'Frühe Zweihändige Feuerwaffen'.$A$17" table:expression="#REF!"/>
          <table:named-range table:name="ausbauregelniikampf.ausruestung.donnerbuechse" table:base-cell-address="$'Frühe Zweihändige Feuerwaffen'.$A$26" table:cell-range-address="$'Frühe Zweihändige Feuerwaffen'.$A$3"/>
          <table:named-range table:name="ausbauregelniikampf.ausruestung.doppelhakenbuechse" table:base-cell-address="$'Frühe Zweihändige Feuerwaffen'.$A$27" table:cell-range-address="$'Frühe Zweihändige Feuerwaffen'.$A$4"/>
          <table:named-expression table:name="ausbauregelniikampf.ausruestung.doppellaeufigeflinte" table:base-cell-address="$'Frühe Zweihändige Feuerwaffen'.$A$39" table:expression="#REF!"/>
          <table:named-range table:name="ausbauregelniikampf.ausruestung.doppellaeufigemuskete" table:base-cell-address="$'Frühe Zweihändige Feuerwaffen'.$A$28" table:cell-range-address="$'Frühe Zweihändige Feuerwaffen'.$A$5"/>
          <table:named-expression table:name="ausbauregelniikampf.ausruestung.doppellaeufigepistole" table:base-cell-address="$'Frühe Zweihändige Feuerwaffen'.$A$18" table:expression="#REF!"/>
          <table:named-expression table:name="ausbauregelniikampf.ausruestung.drachenpistole" table:base-cell-address="$'Frühe Zweihändige Feuerwaffen'.$A$19" table:expression="#REF!"/>
          <table:named-range table:name="ausbauregelniikampf.ausruestung.feuerlanze" table:base-cell-address="$'Frühe Zweihändige Feuerwaffen'.$A$29" table:cell-range-address="$'Frühe Zweihändige Feuerwaffen'.$A$6"/>
          <table:named-expression table:name="ausbauregelniikampf.ausruestung.flinte" table:base-cell-address="$'Frühe Zweihändige Feuerwaffen'.$A$37" table:expression="#REF!"/>
          <table:named-expression table:name="ausbauregelniikampf.ausruestung.gewehr" table:base-cell-address="$'Frühe Zweihändige Feuerwaffen'.$A$38" table:expression="#REF!"/>
          <table:named-range table:name="ausbauregelniikampf.ausruestung.kalverine" table:base-cell-address="$'Frühe Zweihändige Feuerwaffen'.$A$30" table:cell-range-address="$'Frühe Zweihändige Feuerwaffen'.$A$7"/>
          <table:named-range table:name="ausbauregelniikampf.ausruestung.kriegshammermuskete" table:base-cell-address="$'Frühe Zweihändige Feuerwaffen'.$A$31" table:cell-range-address="$'Frühe Zweihändige Feuerwaffen'.$A$8"/>
          <table:named-expression table:name="ausbauregelniikampf.ausruestung.mantelpistole" table:base-cell-address="$'Frühe Zweihändige Feuerwaffen'.$A$20" table:expression="#REF!"/>
          <table:named-range table:name="ausbauregelniikampf.ausruestung.muskete" table:base-cell-address="$'Frühe Zweihändige Feuerwaffen'.$A$32" table:cell-range-address="$'Frühe Zweihändige Feuerwaffen'.$A$9"/>
          <table:named-expression table:name="ausbauregelniikampf.ausruestung.pistole" table:base-cell-address="$'Frühe Zweihändige Feuerwaffen'.$A$21" table:expression="#REF!"/>
          <table:named-expression table:name="ausbauregelniikampf.ausruestung.revolver" table:base-cell-address="$'Frühe Zweihändige Feuerwaffen'.$A$34" table:expression="#REF!"/>
          <table:named-expression table:name="ausbauregelniikampf.ausruestung.stockdegenpistole" table:base-cell-address="$'Frühe Zweihändige Feuerwaffen'.$A$22" table:expression="#REF!"/>
          <table:named-expression table:name="ausbauregelniikampf.ausruestung.tartschenpistole" table:base-cell-address="$'Frühe Zweihändige Feuerwaffen'.$A$23" table:expression="#REF!"/>
          <table:named-expression table:name="expertenregeln.ausruestung.caestus" table:base-cell-address="$'Frühe Zweihändige Feuerwaffen'.$A$2" table:expression="#REF!"/>
          <table:named-expression table:name="expertenregeln.ausruestung.holzpflock" table:base-cell-address="$'Frühe Zweihändige Feuerwaffen'.$A$4" table:expression="#REF!"/>
          <table:named-expression table:name="expertenregeln.ausruestung.schlagring" table:base-cell-address="$'Frühe Zweihändige Feuerwaffen'.$A$7" table:expression="#REF!"/>
          <table:named-expression table:name="expertenregeln.ausruestung.streitsprengel" table:base-cell-address="$'Frühe Zweihändige Feuerwaffen'.$A$11" table:expression="#REF!"/>
          <table:named-range table:name="ftnd1" table:base-cell-address="$'Frühe Zweihändige Feuerwaffen'.$I$14" table:cell-range-address="$'Frühe Zweihändige Feuerwaffen'.$G$1"/>
          <table:named-range table:name="ftnd2" table:base-cell-address="$'Frühe Zweihändige Feuerwaffen'.$J$14" table:cell-range-address="$'Frühe Zweihändige Feuerwaffen'.$H$1"/>
          <table:named-expression table:name="grundregelwerk.ausruestung.panzerhandschuh" table:base-cell-address="$'Frühe Zweihändige Feuerwaffen'.$A$6" table:expression="#REF!"/>
          <table:named-expression table:name="grundregelwerk.ausruestung.sichel" table:base-cell-address="$'Frühe Zweihändige Feuerwaffen'.$A$8" table:expression="#REF!"/>
          <table:named-expression table:name="grundregelwerk.ausruestung.stachelhandschuh" table:base-cell-address="$'Frühe Zweihändige Feuerwaffen'.$A$9" table:expression="#REF!"/>
          <table:named-expression table:name="grundregelwerk.ausruestung.stossdolch" table:base-cell-address="$'Frühe Zweihändige Feuerwaffen'.$A$10" table:expression="#REF!"/>
          <table:named-expression table:name="grundregelwerk.ausruestung.streitkolben" table:base-cell-address="$'Frühe Zweihändige Feuerwaffen'.$A$5" table:expression="#REF!"/>
          <table:named-expression table:name="grundregelwerk.ausruestung.waffen.waffeneigenschaften" table:base-cell-address="$'Frühe Zweihändige Feuerwaffen'.$I$2" table:expression="#REF!"/>
        </table:named-expressions>
      </table:table>
      <table:table table:name="Fortschrittliche Einhändige Feuerwaffen" table:style-name="ta1">
        <table:table-column table:style-name="co1" table:number-columns-repeated="9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haden</text:p>
          </table:table-cell>
          <table:table-cell office:value-type="string" calcext:value-type="string">
            <text:p><text:a xlink:href="http://prd.5footstep.de/Grundregelwerk/Ausruestung/Waffen/Waffeneigenschaften#Kritischer-Treffer" xlink:type="simple">Kritischer Treffer</text:a></text:p>
          </table:table-cell>
          <table:table-cell office:value-type="string" calcext:value-type="string">
            <text:p><text:a xlink:href="http://prd.5footstep.de/Grundregelwerk/Ausruestung#Grundreichweite" xlink:type="simple">Grundreichweite</text:a></text:p>
          </table:table-cell>
          <table:table-cell office:value-type="string" calcext:value-type="string">
            <text:p><text:a xlink:href="http://prd.5footstep.de/AusbauregelnIIKampf/Kampfmeistern/Feuerwaffen/Feuerwaffenregeln#Fehlzündungen" xlink:type="simple">Fehlzündung</text:a></text:p>
          </table:table-cell>
          <table:table-cell office:value-type="string" calcext:value-type="string">
            <text:p><text:a xlink:href="http://prd.5footstep.de/AusbauregelnIIKampf/Kampfmeistern/Feuerwaffen/Feuerwaffenregeln#Kapazität" xlink:type="simple">Kapazität</text:a></text:p>
          </table:table-cell>
          <table:table-cell office:value-type="string" calcext:value-type="string">
            <text:p><text:a xlink:href="http://prd.5footstep.de/Grundregelwerk/Ausruestung#Gewicht" xlink:type="simple">Gewicht</text:a></text:p>
          </table:table-cell>
          <table:table-cell office:value-type="string" calcext:value-type="string">
            <text:p><text:a xlink:href="http://prd.5footstep.de/Grundregelwerk/Ausruestung#Art" xlink:type="simple">Art</text:a></text:p>
          </table:table-cell>
          <table:table-cell office:value-type="string" calcext:value-type="string">
            <text:p><text:a xlink:href="http://prd.5footstep.de/Grundregelwerk/Ausruestung/Waffen/Waffeneigenschaften#Speziell" xlink:type="simple">Speziell</text:a></text:p>
          </table:table-cell>
        </table:table-row>
        <table:table-row table:style-name="ro1">
          <table:table-cell table:style-name="ce4" office:value-type="string" calcext:value-type="string">
            <text:p><text:a xlink:href="http://prd.5footstep.de/AusbauregelnIIKampf/Ausruestung/Revolver" xlink:type="simple">Revolver</text:a></text:p>
          </table:table-cell>
          <table:table-cell table:style-name="ce5" office:value-type="string" calcext:value-type="string">
            <text:p>1W8</text:p>
          </table:table-cell>
          <table:table-cell table:style-name="ce5" office:value-type="string" calcext:value-type="string">
            <text:p>×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S und W</text:p>
          </table:table-cell>
          <table:table-cell table:style-name="ce5" office:value-type="string" calcext:value-type="string">
            <text:p>-</text:p>
          </table:table-cell>
        </table:table-row>
        <table:named-expressions>
          <table:named-expression table:name="ausbauregelniikampf.ausruestung.axtmuskete" table:base-cell-address="$'Fortschrittliche Einhändige Feuerwaffen'.$A$25" table:expression="#REF!"/>
          <table:named-expression table:name="ausbauregelniikampf.ausruestung.buendelgewehr" table:base-cell-address="$'Fortschrittliche Einhändige Feuerwaffen'.$A$36" table:expression="#REF!"/>
          <table:named-expression table:name="ausbauregelniikampf.ausruestung.buendelrevolver" table:base-cell-address="$'Fortschrittliche Einhändige Feuerwaffen'.$A$16" table:expression="#REF!"/>
          <table:named-expression table:name="ausbauregelniikampf.ausruestung.dolchpistole" table:base-cell-address="$'Fortschrittliche Einhändige Feuerwaffen'.$A$17" table:expression="#REF!"/>
          <table:named-expression table:name="ausbauregelniikampf.ausruestung.donnerbuechse" table:base-cell-address="$'Fortschrittliche Einhändige Feuerwaffen'.$A$26" table:expression="#REF!"/>
          <table:named-expression table:name="ausbauregelniikampf.ausruestung.doppelhakenbuechse" table:base-cell-address="$'Fortschrittliche Einhändige Feuerwaffen'.$A$27" table:expression="#REF!"/>
          <table:named-expression table:name="ausbauregelniikampf.ausruestung.doppellaeufigeflinte" table:base-cell-address="$'Fortschrittliche Einhändige Feuerwaffen'.$A$39" table:expression="#REF!"/>
          <table:named-expression table:name="ausbauregelniikampf.ausruestung.doppellaeufigemuskete" table:base-cell-address="$'Fortschrittliche Einhändige Feuerwaffen'.$A$28" table:expression="#REF!"/>
          <table:named-expression table:name="ausbauregelniikampf.ausruestung.doppellaeufigepistole" table:base-cell-address="$'Fortschrittliche Einhändige Feuerwaffen'.$A$18" table:expression="#REF!"/>
          <table:named-expression table:name="ausbauregelniikampf.ausruestung.drachenpistole" table:base-cell-address="$'Fortschrittliche Einhändige Feuerwaffen'.$A$19" table:expression="#REF!"/>
          <table:named-expression table:name="ausbauregelniikampf.ausruestung.feuerlanze" table:base-cell-address="$'Fortschrittliche Einhändige Feuerwaffen'.$A$29" table:expression="#REF!"/>
          <table:named-expression table:name="ausbauregelniikampf.ausruestung.flinte" table:base-cell-address="$'Fortschrittliche Einhändige Feuerwaffen'.$A$37" table:expression="#REF!"/>
          <table:named-expression table:name="ausbauregelniikampf.ausruestung.gewehr" table:base-cell-address="$'Fortschrittliche Einhändige Feuerwaffen'.$A$38" table:expression="#REF!"/>
          <table:named-expression table:name="ausbauregelniikampf.ausruestung.kalverine" table:base-cell-address="$'Fortschrittliche Einhändige Feuerwaffen'.$A$30" table:expression="#REF!"/>
          <table:named-expression table:name="ausbauregelniikampf.ausruestung.kriegshammermuskete" table:base-cell-address="$'Fortschrittliche Einhändige Feuerwaffen'.$A$31" table:expression="#REF!"/>
          <table:named-expression table:name="ausbauregelniikampf.ausruestung.mantelpistole" table:base-cell-address="$'Fortschrittliche Einhändige Feuerwaffen'.$A$20" table:expression="#REF!"/>
          <table:named-expression table:name="ausbauregelniikampf.ausruestung.muskete" table:base-cell-address="$'Fortschrittliche Einhändige Feuerwaffen'.$A$32" table:expression="#REF!"/>
          <table:named-expression table:name="ausbauregelniikampf.ausruestung.pistole" table:base-cell-address="$'Fortschrittliche Einhändige Feuerwaffen'.$A$21" table:expression="#REF!"/>
          <table:named-range table:name="ausbauregelniikampf.ausruestung.revolver" table:base-cell-address="$'Fortschrittliche Einhändige Feuerwaffen'.$A$34" table:cell-range-address="$'Fortschrittliche Einhändige Feuerwaffen'.$A$2"/>
          <table:named-expression table:name="ausbauregelniikampf.ausruestung.stockdegenpistole" table:base-cell-address="$'Fortschrittliche Einhändige Feuerwaffen'.$A$22" table:expression="#REF!"/>
          <table:named-expression table:name="ausbauregelniikampf.ausruestung.tartschenpistole" table:base-cell-address="$'Fortschrittliche Einhändige Feuerwaffen'.$A$23" table:expression="#REF!"/>
          <table:named-expression table:name="expertenregeln.ausruestung.caestus" table:base-cell-address="$'Fortschrittliche Einhändige Feuerwaffen'.$A$2" table:expression="#REF!"/>
          <table:named-expression table:name="expertenregeln.ausruestung.holzpflock" table:base-cell-address="$'Fortschrittliche Einhändige Feuerwaffen'.$A$4" table:expression="#REF!"/>
          <table:named-expression table:name="expertenregeln.ausruestung.schlagring" table:base-cell-address="$'Fortschrittliche Einhändige Feuerwaffen'.$A$7" table:expression="#REF!"/>
          <table:named-expression table:name="expertenregeln.ausruestung.streitsprengel" table:base-cell-address="$'Fortschrittliche Einhändige Feuerwaffen'.$A$11" table:expression="#REF!"/>
          <table:named-range table:name="ftnd1" table:base-cell-address="$'Fortschrittliche Einhändige Feuerwaffen'.$I$14" table:cell-range-address="$'Fortschrittliche Einhändige Feuerwaffen'.$G$1"/>
          <table:named-range table:name="ftnd2" table:base-cell-address="$'Fortschrittliche Einhändige Feuerwaffen'.$J$14" table:cell-range-address="$'Fortschrittliche Einhändige Feuerwaffen'.$H$1"/>
          <table:named-expression table:name="grundregelwerk.ausruestung.panzerhandschuh" table:base-cell-address="$'Fortschrittliche Einhändige Feuerwaffen'.$A$6" table:expression="#REF!"/>
          <table:named-expression table:name="grundregelwerk.ausruestung.sichel" table:base-cell-address="$'Fortschrittliche Einhändige Feuerwaffen'.$A$8" table:expression="#REF!"/>
          <table:named-expression table:name="grundregelwerk.ausruestung.stachelhandschuh" table:base-cell-address="$'Fortschrittliche Einhändige Feuerwaffen'.$A$9" table:expression="#REF!"/>
          <table:named-expression table:name="grundregelwerk.ausruestung.stossdolch" table:base-cell-address="$'Fortschrittliche Einhändige Feuerwaffen'.$A$10" table:expression="#REF!"/>
          <table:named-expression table:name="grundregelwerk.ausruestung.streitkolben" table:base-cell-address="$'Fortschrittliche Einhändige Feuerwaffen'.$A$5" table:expression="#REF!"/>
          <table:named-expression table:name="grundregelwerk.ausruestung.waffen.waffeneigenschaften" table:base-cell-address="$'Fortschrittliche Einhändige Feuerwaffen'.$I$2" table:expression="#REF!"/>
        </table:named-expressions>
      </table:table>
      <table:table table:name="Fortschrittliche Zweihändige Feuerwaffen" table:style-name="ta1">
        <table:table-column table:style-name="co1" table:default-cell-style-name="ce4"/>
        <table:table-column table:style-name="co1" table:number-columns-repeated="7" table:default-cell-style-name="ce5"/>
        <table:table-column table:style-name="co1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chaden</text:p>
          </table:table-cell>
          <table:table-cell table:style-name="ce1" office:value-type="string" calcext:value-type="string">
            <text:p><text:a xlink:href="http://prd.5footstep.de/Grundregelwerk/Ausruestung/Waffen/Waffeneigenschaften#Kritischer-Treffer" xlink:type="simple">Kritischer Treffer</text:a></text:p>
          </table:table-cell>
          <table:table-cell table:style-name="ce1" office:value-type="string" calcext:value-type="string">
            <text:p><text:a xlink:href="http://prd.5footstep.de/Grundregelwerk/Ausruestung#Grundreichweite" xlink:type="simple">Grundreichweite</text:a></text:p>
          </table:table-cell>
          <table:table-cell table:style-name="ce1" office:value-type="string" calcext:value-type="string">
            <text:p><text:a xlink:href="http://prd.5footstep.de/AusbauregelnIIKampf/Kampfmeistern/Feuerwaffen/Feuerwaffenregeln#Fehlzündungen" xlink:type="simple">Fehlzündung</text:a></text:p>
          </table:table-cell>
          <table:table-cell table:style-name="ce1" office:value-type="string" calcext:value-type="string">
            <text:p><text:a xlink:href="http://prd.5footstep.de/AusbauregelnIIKampf/Kampfmeistern/Feuerwaffen/Feuerwaffenregeln#Kapazität" xlink:type="simple">Kapazität</text:a></text:p>
          </table:table-cell>
          <table:table-cell table:style-name="ce1" office:value-type="string" calcext:value-type="string">
            <text:p><text:a xlink:href="http://prd.5footstep.de/Grundregelwerk/Ausruestung#Gewicht" xlink:type="simple">Gewicht</text:a></text:p>
          </table:table-cell>
          <table:table-cell table:style-name="ce1" office:value-type="string" calcext:value-type="string">
            <text:p><text:a xlink:href="http://prd.5footstep.de/Grundregelwerk/Ausruestung#Art" xlink:type="simple">Art</text:a></text:p>
          </table:table-cell>
          <table:table-cell table:style-name="ce1" office:value-type="string" calcext:value-type="string">
            <text:p><text:a xlink:href="http://prd.5footstep.de/Grundregelwerk/Ausruestung/Waffen/Waffeneigenschaften#Speziell" xlink:type="simple">Speziell</text:a></text:p>
          </table:table-cell>
        </table:table-row>
        <table:table-row table:style-name="ro1">
          <table:table-cell office:value-type="string" calcext:value-type="string">
            <text:p><text:a xlink:href="http://prd.5footstep.de/AusbauregelnIIKampf/Ausruestung/Buendelgewehr" xlink:type="simple">Bündelgewehr</text:a></text:p>
          </table:table-cell>
          <table:table-cell office:value-type="string" calcext:value-type="string">
            <text:p>1W10</text:p>
          </table:table-cell>
          <table:table-cell office:value-type="string" calcext:value-type="string">
            <text:p>×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 und 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a xlink:href="http://prd.5footstep.de/AusbauregelnIIKampf/Ausruestung/Flinte" xlink:type="simple">Flinte</text:a></text:p>
          </table:table-cell>
          <table:table-cell office:value-type="string" calcext:value-type="string">
            <text:p>1W8</text:p>
          </table:table-cell>
          <table:table-cell office:value-type="string" calcext:value-type="string">
            <text:p>×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 und W</text:p>
          </table:table-cell>
          <table:table-cell office:value-type="string" calcext:value-type="string">
            <text:p><text:a xlink:href="http://prd.5footstep.de/AusbauregelnIIKampf/Kampfmeistern/Feuerwaffen/Feuerwaffenbeschreibungen#Streuwaffen" xlink:type="simple">Streuwaffe</text:a></text:p>
          </table:table-cell>
        </table:table-row>
        <table:table-row table:style-name="ro1">
          <table:table-cell office:value-type="string" calcext:value-type="string">
            <text:p><text:a xlink:href="http://prd.5footstep.de/AusbauregelnIIKampf/Ausruestung/Gewehr" xlink:type="simple">Gewehr</text:a></text:p>
          </table:table-cell>
          <table:table-cell office:value-type="string" calcext:value-type="string">
            <text:p>1W10</text:p>
          </table:table-cell>
          <table:table-cell office:value-type="string" calcext:value-type="string">
            <text:p>×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 und W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<text:a xlink:href="http://prd.5footstep.de/AusbauregelnIIKampf/Ausruestung/DoppellaeufigeFlinte" xlink:type="simple">Flinte, Doppelläufige</text:a></text:p>
          </table:table-cell>
          <table:table-cell office:value-type="string" calcext:value-type="string">
            <text:p>1W8</text:p>
          </table:table-cell>
          <table:table-cell office:value-type="string" calcext:value-type="string">
            <text:p>×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 und W</text:p>
          </table:table-cell>
          <table:table-cell office:value-type="string" calcext:value-type="string">
            <text:p><text:a xlink:href="http://prd.5footstep.de/AusbauregelnIIKampf/Kampfmeistern/Feuerwaffen/Feuerwaffenbeschreibungen#Streuwaffen" xlink:type="simple">Streuwaffe</text:a></text:p>
          </table:table-cell>
        </table:table-row>
      </table:table>
      <table:named-expressions>
        <table:named-expression table:name="ausbauregelniikampf.ausruestung.axtmuskete" table:base-cell-address="$'Fortschrittliche Zweihändige Feuerwaffen'.$A$25" table:expression="#REF!"/>
        <table:named-range table:name="ausbauregelniikampf.ausruestung.buendelgewehr" table:base-cell-address="$'Fortschrittliche Zweihändige Feuerwaffen'.$A$36" table:cell-range-address="$'Fortschrittliche Zweihändige Feuerwaffen'.$A$2"/>
        <table:named-expression table:name="ausbauregelniikampf.ausruestung.buendelrevolver" table:base-cell-address="$'Fortschrittliche Zweihändige Feuerwaffen'.$A$16" table:expression="#REF!"/>
        <table:named-expression table:name="ausbauregelniikampf.ausruestung.dolchpistole" table:base-cell-address="$'Fortschrittliche Zweihändige Feuerwaffen'.$A$17" table:expression="#REF!"/>
        <table:named-expression table:name="ausbauregelniikampf.ausruestung.donnerbuechse" table:base-cell-address="$'Fortschrittliche Zweihändige Feuerwaffen'.$A$26" table:expression="#REF!"/>
        <table:named-expression table:name="ausbauregelniikampf.ausruestung.doppelhakenbuechse" table:base-cell-address="$'Fortschrittliche Zweihändige Feuerwaffen'.$A$27" table:expression="#REF!"/>
        <table:named-range table:name="ausbauregelniikampf.ausruestung.doppellaeufigeflinte" table:base-cell-address="$'Fortschrittliche Zweihändige Feuerwaffen'.$A$39" table:cell-range-address="$'Fortschrittliche Zweihändige Feuerwaffen'.$A$5"/>
        <table:named-expression table:name="ausbauregelniikampf.ausruestung.doppellaeufigemuskete" table:base-cell-address="$'Fortschrittliche Zweihändige Feuerwaffen'.$A$28" table:expression="#REF!"/>
        <table:named-expression table:name="ausbauregelniikampf.ausruestung.doppellaeufigepistole" table:base-cell-address="$'Fortschrittliche Zweihändige Feuerwaffen'.$A$18" table:expression="#REF!"/>
        <table:named-expression table:name="ausbauregelniikampf.ausruestung.drachenpistole" table:base-cell-address="$'Fortschrittliche Zweihändige Feuerwaffen'.$A$19" table:expression="#REF!"/>
        <table:named-expression table:name="ausbauregelniikampf.ausruestung.feuerlanze" table:base-cell-address="$'Fortschrittliche Zweihändige Feuerwaffen'.$A$29" table:expression="#REF!"/>
        <table:named-range table:name="ausbauregelniikampf.ausruestung.flinte" table:base-cell-address="$'Fortschrittliche Zweihändige Feuerwaffen'.$A$37" table:cell-range-address="$'Fortschrittliche Zweihändige Feuerwaffen'.$A$3"/>
        <table:named-range table:name="ausbauregelniikampf.ausruestung.gewehr" table:base-cell-address="$'Fortschrittliche Zweihändige Feuerwaffen'.$A$38" table:cell-range-address="$'Fortschrittliche Zweihändige Feuerwaffen'.$A$4"/>
        <table:named-expression table:name="ausbauregelniikampf.ausruestung.kalverine" table:base-cell-address="$'Fortschrittliche Zweihändige Feuerwaffen'.$A$30" table:expression="#REF!"/>
        <table:named-expression table:name="ausbauregelniikampf.ausruestung.kriegshammermuskete" table:base-cell-address="$'Fortschrittliche Zweihändige Feuerwaffen'.$A$31" table:expression="#REF!"/>
        <table:named-expression table:name="ausbauregelniikampf.ausruestung.mantelpistole" table:base-cell-address="$'Fortschrittliche Zweihändige Feuerwaffen'.$A$20" table:expression="#REF!"/>
        <table:named-expression table:name="ausbauregelniikampf.ausruestung.mirikeule" table:base-cell-address="$'Fortschrittliche Zweihändige Feuerwaffen'.$A$4" table:expression="#REF!"/>
        <table:named-expression table:name="ausbauregelniikampf.ausruestung.muskete" table:base-cell-address="$'Fortschrittliche Zweihändige Feuerwaffen'.$A$32" table:expression="#REF!"/>
        <table:named-expression table:name="ausbauregelniikampf.ausruestung.pistole" table:base-cell-address="$'Fortschrittliche Zweihändige Feuerwaffen'.$A$21" table:expression="#REF!"/>
        <table:named-expression table:name="ausbauregelniikampf.ausruestung.revolver" table:base-cell-address="$'Fortschrittliche Zweihändige Feuerwaffen'.$A$34" table:expression="#REF!"/>
        <table:named-expression table:name="ausbauregelniikampf.ausruestung.stockdegenpistole" table:base-cell-address="$'Fortschrittliche Zweihändige Feuerwaffen'.$A$22" table:expression="#REF!"/>
        <table:named-expression table:name="ausbauregelniikampf.ausruestung.tartschenpistole" table:base-cell-address="$'Fortschrittliche Zweihändige Feuerwaffen'.$A$23" table:expression="#REF!"/>
        <table:named-expression table:name="ausbauregelniikampf.kampfmeistern.primitivewaffenundruestungen.primitivematerialien" table:base-cell-address="$'Fortschrittliche Zweihändige Feuerwaffen'.$I$4" table:expression="#REF!"/>
        <table:named-expression table:name="ausruestungskompendium.waffenundruestungen.leichteunterwasserarmbrust" table:base-cell-address="$'Fortschrittliche Zweihändige Feuerwaffen'.$A$4" table:expression="#REF!"/>
        <table:named-expression table:name="ausruestungskompendium.waffenundruestungen.schwereunterwasserarmbrust" table:base-cell-address="$'Fortschrittliche Zweihändige Feuerwaffen'.$A$7" table:expression="#REF!"/>
        <table:named-expression table:name="expertenregeln.ausruestung.bajonett" table:base-cell-address="$'Fortschrittliche Zweihändige Feuerwaffen'.$A$2" table:expression="#REF!"/>
        <table:named-expression table:name="expertenregeln.ausruestung.caestus" table:base-cell-address="$'Fortschrittliche Zweihändige Feuerwaffen'.$A$2" table:expression="#REF!"/>
        <table:named-expression table:name="expertenregeln.ausruestung.holzpflock" table:base-cell-address="$'Fortschrittliche Zweihändige Feuerwaffen'.$A$4" table:expression="#REF!"/>
        <table:named-expression table:name="expertenregeln.ausruestung.saufeder" table:base-cell-address="$'Fortschrittliche Zweihändige Feuerwaffen'.$A$5" table:expression="#REF!"/>
        <table:named-expression table:name="expertenregeln.ausruestung.schlagring" table:base-cell-address="$'Fortschrittliche Zweihändige Feuerwaffen'.$A$7" table:expression="#REF!"/>
        <table:named-expression table:name="expertenregeln.ausruestung.streitsprengel" table:base-cell-address="$'Fortschrittliche Zweihändige Feuerwaffen'.$A$11" table:expression="#REF!"/>
        <table:named-range table:name="ftnd1" table:base-cell-address="$'Fortschrittliche Zweihändige Feuerwaffen'.$I$14" table:cell-range-address="$'Fortschrittliche Zweihändige Feuerwaffen'.$G$1"/>
        <table:named-range table:name="ftnd2" table:base-cell-address="$'Fortschrittliche Zweihändige Feuerwaffen'.$J$14" table:cell-range-address="$'Fortschrittliche Zweihändige Feuerwaffen'.$H$1"/>
        <table:named-expression table:name="grundregelwerk.ausruestung.armbrust" table:base-cell-address="$'Fortschrittliche Zweihändige Feuerwaffen'.$A$3" table:expression="#REF!"/>
        <table:named-expression table:name="grundregelwerk.ausruestung.kampfstab" table:base-cell-address="$'Fortschrittliche Zweihändige Feuerwaffen'.$A$3" table:expression="#REF!"/>
        <table:named-expression table:name="grundregelwerk.ausruestung.keule" table:base-cell-address="$'Fortschrittliche Zweihändige Feuerwaffen'.$A$2" table:expression="#REF!"/>
        <table:named-expression table:name="grundregelwerk.ausruestung.kurzspeer" table:base-cell-address="$'Fortschrittliche Zweihändige Feuerwaffen'.$A$3" table:expression="#REF!"/>
        <table:named-expression table:name="grundregelwerk.ausruestung.morgenstern" table:base-cell-address="$'Fortschrittliche Zweihändige Feuerwaffen'.$A$5" table:expression="#REF!"/>
        <table:named-expression table:name="grundregelwerk.ausruestung.panzerhandschuh" table:base-cell-address="$'Fortschrittliche Zweihändige Feuerwaffen'.$A$6" table:expression="#REF!"/>
        <table:named-expression table:name="grundregelwerk.ausruestung.sichel" table:base-cell-address="$'Fortschrittliche Zweihändige Feuerwaffen'.$A$8" table:expression="#REF!"/>
        <table:named-expression table:name="grundregelwerk.ausruestung.speer" table:base-cell-address="$'Fortschrittliche Zweihändige Feuerwaffen'.$A$6" table:expression="#REF!"/>
        <table:named-expression table:name="grundregelwerk.ausruestung.stachelhandschuh" table:base-cell-address="$'Fortschrittliche Zweihändige Feuerwaffen'.$A$9" table:expression="#REF!"/>
        <table:named-expression table:name="grundregelwerk.ausruestung.stossdolch" table:base-cell-address="$'Fortschrittliche Zweihändige Feuerwaffen'.$A$10" table:expression="#REF!"/>
        <table:named-expression table:name="grundregelwerk.ausruestung.streitkolben" table:base-cell-address="$'Fortschrittliche Zweihändige Feuerwaffen'.$A$5" table:expression="#REF!"/>
        <table:named-expression table:name="grundregelwerk.ausruestung.waffen.waffeneigenschaften" table:base-cell-address="$'Fortschrittliche Zweihändige Feuerwaffen'.$I$2" table:expression="#REF!"/>
        <table:named-expression table:name="grundregelwerk.ausruestung.wurfspeer" table:base-cell-address="$'Fortschrittliche Zweihändige Feuerwaffen'.$A$9" table:expression="#REF!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.00.0000</text:date>, <text:time style:data-style-name="N2" text:time-value="14:27:31.69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5T19:09:38.140000000</meta:creation-date>
    <meta:editing-duration>PT28M52S</meta:editing-duration>
    <meta:editing-cycles>5</meta:editing-cycles>
    <meta:generator>LibreOffice/7.3.2.2$Windows_X86_64 LibreOffice_project/49f2b1bff42cfccbd8f788c8dc32c1c309559be0</meta:generator>
    <dc:date>2022-10-11T14:37:09.698000000</dc:date>
    <meta:document-statistic meta:table-count="4" meta:cell-count="225" meta:object-count="0"/>
  </office:meta>
</office:document-meta>
</file>